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連文山   |  09.06  |   <text:a xlink:type="simple" xlink:href="http://palinfo.habago.org/Entry?Command=Information_PrintForum#FORUM40407"><text:span text:style-name="T1">#</text:span></text:a></text:p>
      <text:p text:style-name="P2">維根斯坦的雨滴</text:p>
      <text:p text:style-name="P2"/>
      <text:p text:style-name="P2">連文山</text:p>
      <text:p text:style-name="P2"/>
      <text:p text:style-name="P2">6 / September / MM</text:p>
      <text:p text:style-name="P2"/>
      <text:p text:style-name="P2">暑假一結束，一夜之間天氣竟也變涼了許多。除了樹葉還尚未轉黃掉落之外，天地間已是一片秋意，陰灰的天色及有一陣沒一陣的雨。</text:p>
      <text:p text:style-name="P2"/>
      <text:p text:style-name="P2">昨天下午趁國王學院的現代文獻室還沒重新開放之際，約了兩位朋友見面。兩位朋友都是國王學院的博士生，我們也就決定到學院的研究生休息室去喝茶、聊天，一來省錢，二來地方隱私，方便長談，不用擔心會打擾旁人。眼看已過六點，我也餓了，我們就決定回到他們位在學院外的新宿舍吃飯。之前，我們先繞道去他們的舊址，去還房東他的衣夾。兩位朋友突然靈機一閃，跟我說維根斯坦的墳墓就在附近，問我要不要去看看？既然碰巧人在附近，我也就一口答應。</text:p>
      <text:p text:style-name="P2"/>
      <text:p text:style-name="P2">由大馬路轉進通往墓園的小徑，夾道兩邊的林木茂盛，遮著陽光，加上天色漸暗，顯得有些陰涼。我們邊走邊聊，兩位朋友告訴我說，有很多人來這兒為維根斯坦上墳。當然也有不少人只是慕名而來參觀，不過是整個遊覽行程中的一個景點。我則開玩笑地說，研究維根斯坦的陳真應該在偶像的墳邊搭個帳蓬，守墳三十天，一年兩三回，看看會不會對維根斯坦的言說有更多的啟示和領悟。</text:p>
      <text:p text:style-name="P2"/>
      <text:p text:style-name="P2">步行大約三、五十公尺後通道逐漸寬廣。右手邊一棟石屋內透著黃光，看來像是座小教堂，在教堂關門後更建為私宅。心中不禁想著，是什麼樣的人決定在這樣隱避的角落住了下來？小屋旁是一片小墓園，墓地上各式墓碑或平放或豎立地，整整齊齊地排列著。看來有些擁擠。此時領路的朋友已在一塊墓碑旁站著，說這就是了。</text:p>
      <text:p text:style-name="P2"/>
      <text:p text:style-name="P2">「LUDWIG WITTGENSTEIN / 1889 - 1951」，平躺在草地上的墓碑上簡單地刻著這兩行字。除了碑下放的一小尊樸實的鏽鐵甕之外，墳上也就沒其他的裝飾物品。</text:p>
      <text:p text:style-name="P2"/>
      <text:p text:style-name="P2">就像他本人一樣。雖然身為奧地利鉅富子女，最後卻甘心拋棄一切個人財物，覺得樸實無華的生活比較適合自己的個性。死後也葬在這樣一處靜僻的小墓園，遠離滿是遊客，熱鬧的劍橋城中心。</text:p>
      <text:p text:style-name="P2"/>
      <text:p text:style-name="P2">我想到佛斯特，說他死前吩咐朋友，千萬不要在他死後以隆重的宗教儀式為他送終。原因是這樣子的話氣氛會太沈悶。對一心嚮往自由自在，真情流露的佛斯特來說，連臨死前還堅持拒決宗教對人性束縛的本質。在他的筆記本【Commonplace Book】裏，佛斯特寫著：「既然我也活了八十五歲，離大去之期也不遠了。我想要強調，我仍然還不是位基督徒，也不要我的追悼會在我們友善的小教堂裏辦。」</text:p>
      <text:p text:style-name="P2"/>
      <text:p text:style-name="P2">李鑑慧說，今天已有人來給維根斯坦上過墳了。我朝她指的地方看去，果然墓碑上擺了一枝淡紫色的野花。陳真望了旁邊的一面墓碑之後，說道，在他死後他的墓碑上除了姓名跟生、死年外，也不要有什麼其他多餘的文字。李鑑慧認為有何不可，讓後人知道地下埋的是什麼樣的一個人。陳真解釋說，這樣反而會侷限他人對死者的了解。我想也有理。</text:p>
      <text:p text:style-name="P2"/>
      <text:p text:style-name="P2">陳真說，很難想像地下葬的就是維根斯坦──一個“人”，而非只是我們在讀他的哲學思想及談到他時，心中產生的一個概念。李鑑慧問，不曉得有沒有人來替維根斯坦撿過骨？我則開玩笑說，不知道有沒有人早來盜過墓了？我們的談話就這樣繞著有關“死亡”的話題轉，有一句沒一句的閑聊著。</text:p>
      <text:p text:style-name="P2"/>
      <text:p text:style-name="P2">談話間，陳真蹲下去，隨手撿起地上的一段小枯樹枝，要插在盛了些土的鐵甕中。李鑑慧伸手阻止，忙說這樣不好。像一對天真無邪的小孩子在扮家家酒。我站著看了很感動。三個人似乎也都忘了肚子餓。天上偶而飄下幾點雨滴。我們起身離開墓園，也忘了跟維根斯坦說聲再見。</text:p>
      <text:p text:style-name="P2"/>
      <text:p text:style-name="P2">後記：</text:p>
      <text:p text:style-name="P2"/>
      <text:p text:style-name="P2">當晚在陳真和李鑑慧處聊天時，談到翻譯的事。我說我從圖書館借了本維根斯坦的【On Certainly】在看。陳真取下書架上自己的一本，翻到末頁，指著其中的一段畫著紅色底線的話，跟我說這是維根斯坦死前寫的最後一行字：</text:p>
      <text:p text:style-name="P2"/>
      <text:p text:style-name="P2">Someone who, dreaming, says "I am dreaming", even if he speaks audibly in doing so, is no more <text:s/>right than if he said in his dream "it is raining", while it was in fact, raining. <text:s/>Even if his dream <text:s/>were actually connected with the noise of the rain.</text:p>
      <text:p text:style-name="P2"/>
      <text:p text:style-name="P2">看在眼裏，覺得一時之間好像懂了什麼，又好像什麼都沒懂。只是隱隱感覺到，此時我、陳真和那幾行字之間有一點靈犀相通，至於內容是什麼，那也就不重要了。</text:p>
      <text:p text:style-name="P2"/>
      <text:p text:style-name="P2">　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